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713e7" officeooo:paragraph-rsid="001713e7"/>
    </style:style>
    <style:style style:name="P2" style:family="paragraph" style:parent-style-name="Standard">
      <style:paragraph-properties fo:margin-top="0cm" fo:margin-bottom="0cm" style:contextual-spacing="false" fo:line-height="145%" fo:orphans="2" fo:widows="2" fo:padding="0cm" fo:border="none"/>
      <style:text-properties officeooo:rsid="001713e7" officeooo:paragraph-rsid="001713e7"/>
    </style:style>
    <style:style style:name="P3" style:family="paragraph" style:parent-style-name="Standard">
      <style:text-properties officeooo:rsid="001713e7" officeooo:paragraph-rsid="001cb304"/>
    </style:style>
    <style:style style:name="P4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officeooo:paragraph-rsid="001713e7"/>
    </style:style>
    <style:style style:name="P5" style:family="paragraph" style:parent-style-name="Standard">
      <style:text-properties officeooo:paragraph-rsid="001713e7"/>
    </style:style>
    <style:style style:name="P6" style:family="paragraph" style:parent-style-name="Standard">
      <style:text-properties officeooo:rsid="0018cc87" officeooo:paragraph-rsid="0018cc87"/>
    </style:style>
    <style:style style:name="P7" style:family="paragraph" style:parent-style-name="Standard">
      <style:text-properties officeooo:rsid="0018cc87" officeooo:paragraph-rsid="0021e716"/>
    </style:style>
    <style:style style:name="P8" style:family="paragraph" style:parent-style-name="Standard">
      <style:text-properties officeooo:rsid="00191ef4" officeooo:paragraph-rsid="00191ef4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13e7" officeooo:paragraph-rsid="001713e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ffaf" officeooo:paragraph-rsid="001affaf" style:font-weight-asian="bold" style:font-weight-complex="bold"/>
    </style:style>
    <style:style style:name="P11" style:family="paragraph" style:parent-style-name="Standard">
      <style:text-properties officeooo:rsid="001affaf" officeooo:paragraph-rsid="001affaf"/>
    </style:style>
    <style:style style:name="P12" style:family="paragraph" style:parent-style-name="Standard">
      <style:text-properties officeooo:rsid="001cb304" officeooo:paragraph-rsid="001cb304"/>
    </style:style>
    <style:style style:name="P13" style:family="paragraph" style:parent-style-name="Standard">
      <style:paragraph-properties fo:margin-top="0cm" fo:margin-bottom="0cm" style:contextual-spacing="false" fo:line-height="145%" fo:orphans="2" fo:widows="2" fo:padding="0cm" fo:border="none"/>
      <style:text-properties officeooo:rsid="001eb1ea" officeooo:paragraph-rsid="001eb1ea"/>
    </style:style>
    <style:style style:name="P14" style:family="paragraph" style:parent-style-name="Standard">
      <style:text-properties officeooo:rsid="001cb304" officeooo:paragraph-rsid="001cb304"/>
    </style:style>
    <style:style style:name="P1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officeooo:paragraph-rsid="00262b2e"/>
    </style:style>
    <style:style style:name="P16" style:family="paragraph" style:parent-style-name="Preformatted_20_Text">
      <style:text-properties officeooo:paragraph-rsid="00262b2e"/>
    </style:style>
    <style:style style:name="T1" style:family="text">
      <style:text-properties officeooo:rsid="001713e7"/>
    </style:style>
    <style:style style:name="T2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officeooo:rsid="001713e7" fo:background-color="transparent" loext:char-shading-value="0" loext:padding="0cm" loext:border="none"/>
    </style:style>
    <style:style style:name="T4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officeooo:rsid="00262b2e" fo:background-color="transparent" loext:char-shading-value="0" loext:padding="0cm" loext:border="none"/>
    </style:style>
    <style:style style:name="T5" style:family="text">
      <style:text-properties fo:font-variant="normal" fo:text-transform="none" fo:color="#1f2328" loext:opacity="100%" fo:letter-spacing="normal" fo:background-color="transparent" loext:char-shading-value="0" loext:padding="0cm" loext:border="none"/>
    </style:style>
    <style:style style:name="T6" style:family="text">
      <style:text-properties fo:font-variant="normal" fo:text-transform="none" fo:color="#1f2328" loext:opacity="100%" fo:letter-spacing="normal" officeooo:rsid="001713e7" fo:background-color="transparent" loext:char-shading-value="0" loext:padding="0cm" loext:border="none"/>
    </style:style>
    <style:style style:name="T7" style:family="text">
      <style:text-properties fo:font-variant="normal" fo:text-transform="none" fo:color="#1f2328" loext:opacity="100%" fo:font-size="7.34999990463257pt" fo:letter-spacing="normal" fo:font-style="normal" fo:font-weight="normal" officeooo:rsid="001713e7" fo:background-color="transparent" loext:char-shading-value="0" loext:padding="0cm" loext:border="none"/>
    </style:style>
    <style:style style:name="T8" style:family="text">
      <style:text-properties fo:font-variant="normal" fo:text-transform="none" fo:color="#1f2328" loext:opacity="100%" fo:font-size="7.34999990463257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officeooo:rsid="0018cc87"/>
    </style:style>
    <style:style style:name="T10" style:family="text">
      <style:text-properties officeooo:rsid="001cb304"/>
    </style:style>
    <style:style style:name="T11" style:family="text">
      <style:text-properties officeooo:rsid="001e02f8"/>
    </style:style>
    <style:style style:name="T12" style:family="text">
      <style:text-properties officeooo:rsid="0020be0f"/>
    </style:style>
    <style:style style:name="T13" style:family="text">
      <style:text-properties officeooo:rsid="0021e716"/>
    </style:style>
    <style:style style:name="T14" style:family="text">
      <style:text-properties officeooo:rsid="0024a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SXPi Quick Start Guide</text:p>
      <text:p text:style-name="P1"/>
      <text:p text:style-name="P3">1. MSXPi Setup – <text:span text:style-name="T10">Download the SD Card image with MSXPi server components installed and configured, and write it to a SD Card. Insert the SD Card in the Raspberry Pi and boot. The SD Card image link is:</text:span></text:p>
      <text:p text:style-name="P12">https://tinyurl.com/MSXPi-SDCardV3</text:p>
      <text:p text:style-name="P1"/>
      <text:p text:style-name="P1">2. If Wi-Fi is not <text:span text:style-name="T9">yet </text:span>configured in the Raspberry Pi, configure from MSX-DOS:</text:p>
      <text:p text:style-name="P1"/>
      <text:p text:style-name="P16"><text:span text:style-name="Source_20_Text"><text:span text:style-name="T6"><text:s text:c="6"/></text:span></text:span><text:span text:style-name="Source_20_Text"><text:span text:style-name="T3">pset WIFISSID Your Wifi Name</text:span></text:span></text:p>
      <text:p text:style-name="P16"><text:span text:style-name="Source_20_Text"><text:span text:style-name="T3"><text:tab/></text:span></text:span><text:span text:style-name="Source_20_Text"><text:span text:style-name="T2">pset WIFIPWD YourWifiPassword</text:span></text:span></text:p>
      <text:p text:style-name="P15"><text:span text:style-name="Source_20_Text"><text:span text:style-name="T2"><text:tab/>pwifi se</text:span></text:span><text:span text:style-name="Source_20_Text"><text:span text:style-name="T4">t</text:span></text:span></text:p>
      <text:p text:style-name="P15"><text:span text:style-name="Source_20_Text"><text:span text:style-name="T4"><text:tab/></text:span></text:span><text:span text:style-name="Source_20_Text"><text:span text:style-name="T2">preboot</text:span></text:span></text:p>
      <text:p text:style-name="P12"/>
      <text:p text:style-name="P1">2. <text:span text:style-name="T10">Copy all </text:span>MSXPi <text:span text:style-name="T9">commands </text:span><text:span text:style-name="T10">from </text:span><text:a xlink:type="simple" xlink:href="https://github.com/costarc/MSXPi/tree/master/software/target" text:style-name="Internet_20_link" text:visited-style-name="Visited_20_Internet_20_Link"><text:span text:style-name="T10">https://github.com/costarc/MSXPi/tree/master/software/target</text:span></text:a><text:span text:style-name="T10"> to your MSX </text:span><text:span text:style-name="T9">SD Card.</text:span></text:p>
      <text:p text:style-name="P1"/>
      <text:p text:style-name="P1">3. <text:span text:style-name="T10">When needed, u</text:span><text:span text:style-name="T9">pdate the </text:span>MSXP<text:span text:style-name="T11">i</text:span> <text:span text:style-name="T9">components. </text:span><text:span text:style-name="T10">The server-side components </text:span><text:span text:style-name="T11">can</text:span><text:span text:style-name="T10"> be updated using these commands:</text:span><text:span text:style-name="T9"> </text:span><text:s text:c="2"/></text:p>
      <text:p text:style-name="P5"><text:span text:style-name="T1"><text:line-break/></text:span><text:span text:style-name="Source_20_Text"><text:span text:style-name="T5"> <text:s text:c="4"/></text:span></text:span><text:span text:style-name="Source_20_Text"><text:span text:style-name="T3">prun w</text:span></text:span><text:span text:style-name="Source_20_Text"><text:span text:style-name="T2">get https://tinyurl.com/MSXPi-Setup</text:span></text:span></text:p>
      <text:p text:style-name="P4"><text:span text:style-name="Source_20_Text"><text:span text:style-name="T5"><text:s text:c="6"/></text:span></text:span><text:span text:style-name="Source_20_Text"><text:span text:style-name="T3">prun </text:span></text:span><text:span text:style-name="Source_20_Text"><text:span text:style-name="T2">chmod 755 MSXPi-Setup</text:span></text:span></text:p>
      <text:p text:style-name="P4"><text:span text:style-name="Source_20_Text"><text:span text:style-name="T5"><text:s text:c="6"/></text:span></text:span><text:span text:style-name="Source_20_Text"><text:span text:style-name="T3">prun </text:span></text:span><text:span text:style-name="Source_20_Text"><text:span text:style-name="T2">sudo ./MSXPi-Setup</text:span></text:span></text:p>
      <text:p text:style-name="P4"><text:span text:style-name="Source_20_Text"><text:span text:style-name="T2"/></text:span></text:p>
      <text:p text:style-name="P13">This may take a log time, be patient. For the MSXPi PCB v1.2.1b and newer, the LED will turn on when Raspberry Pi completes the update <text:span text:style-name="T12">and is ready to go</text:span>.</text:p>
      <text:p text:style-name="P2"/>
      <text:p text:style-name="P10">Some Usage Tips – Read the Manual for more.</text:p>
      <text:p text:style-name="P11"/>
      <text:p text:style-name="P7">To <text:span text:style-name="T13">di</text:span><text:span text:style-name="T14">s</text:span><text:span text:style-name="T13">able MSXPi BIOS (in the EEPROM), </text:span>remove the SLTSL/<text:span text:style-name="T13">Enable</text:span> jumper.</text:p>
      <text:p text:style-name="P7"/>
      <text:p text:style-name="P6">To switch the 16KB EEPROM bank, move the jumper from A15/<text:span text:style-name="T13">Bank 2</text:span> to A14/<text:span text:style-name="T13">Bank 1</text:span>. Bank 1 contains the MSX-DOS1, and bank 2 contains a game.<text:line-break/><text:line-break/>You can replace the ROMS in the EEPROM at any time using the provided software AT28C256.COM.</text:p>
      <text:p text:style-name="P6"/>
      <text:p text:style-name="P8">If you want to contribute to the project, contact the author in the MSXPi group on Faceboo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5:44:59.205541982</meta:creation-date>
    <dc:date>2025-10-12T19:21:05.378000000</dc:date>
    <meta:editing-duration>PT32M37S</meta:editing-duration>
    <meta:editing-cycles>1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8" meta:word-count="215" meta:character-count="1339" meta:non-whitespace-character-count="1109"/>
  </office:meta>
</office:document-meta>
</file>